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101cm"/>
    </style:style>
    <style:style style:name="P3" style:family="paragraph" style:parent-style-name="Standard">
      <style:paragraph-properties fo:margin-left="0cm" fo:margin-right="0cm" fo:margin-top="0cm" fo:margin-bottom="0.101cm" fo:text-indent="0.748cm" style:auto-text-indent="false"/>
    </style:style>
    <style:style style:name="P4" style:family="paragraph" style:parent-style-name="Standard">
      <style:paragraph-properties fo:margin-left="0cm" fo:margin-right="0cm" fo:margin-top="0cm" fo:margin-bottom="0.101cm" fo:text-indent="0.836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margin-left="5.405cm" fo:margin-right="0cm" fo:text-align="justify" style:justify-single-word="false" fo:text-indent="-5.405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cm" fo:text-align="justify" style:justify-single-word="false" fo:text-indent="0.94cm" style:auto-text-indent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0.949cm" style:auto-text-indent="false"/>
    </style:style>
    <style:style style:name="P10" style:family="paragraph" style:parent-style-name="Standard">
      <style:paragraph-properties fo:margin-left="2.298cm" fo:margin-right="0cm" fo:text-align="justify" style:justify-single-word="false" fo:text-indent="-2.228cm" style:auto-text-indent="false">
        <style:tab-stops/>
      </style:paragraph-properties>
    </style:style>
    <style:style style:name="P1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1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P1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1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P1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16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17" style:family="paragraph" style:parent-style-name="Header">
      <style:paragraph-properties fo:text-align="center" style:justify-single-word="fals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style:font-name="Times New Roman1" fo:font-size="8pt" fo:font-weight="bold" style:font-size-asian="8pt" style:font-weight-asian="bold" style:font-size-complex="8pt"/>
    </style:style>
    <style:style style:name="T3" style:family="text">
      <style:text-properties fo:font-size="5pt" fo:font-weight="bold" style:font-size-asian="5pt" style:font-weight-asian="bold" style:font-size-complex="5pt" style:font-weight-complex="bold"/>
    </style:style>
    <style:style style:name="T4" style:family="text">
      <style:text-properties fo:language="es" fo:country="ES" style:language-asian="zh" style:country-asian="CN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UNICACIÓN N° 775-CM-14</text:p>
      <text:p text:style-name="Standard"/>
      <text:p text:style-name="Standard"/>
      <text:p text:style-name="P6">DESCRIPCIÓN SINTÉTICA: COMUNICAR AL PODER EJECUTIVO NACIONAL, PODER EJECUTIVO PROVINCIAL, DEPARTAMENTO EJECUTIVO MUNICIPAL INTERVENGAN SOBRE REQUERIMIENTO DE COMUNIDAD EDUCATIVA Nº 48.</text:p>
      <text:p text:style-name="Standard"/>
      <text:p text:style-name="Standard"/>
      <text:p text:style-name="Standard">ANTECEDENTES</text:p>
      <text:p text:style-name="Standard"/>
      <text:p text:style-name="P3">Carta Orgánica Municipal, <text:s/>artículo 29, <text:s/>inc. 18.</text:p>
      <text:p text:style-name="P2"/>
      <text:p text:style-name="P4">Ordenanza 1023-CM-00: Delegar facultades al Ejecutivo Municipal.</text:p>
      <text:p text:style-name="P4"/>
      <text:p text:style-name="P4">Ordenanza 2381-CM-13: Establece emergencia vial en la ciudad.</text:p>
      <text:p text:style-name="P4"/>
      <text:p text:style-name="P4">Ley Nacional de Tránsito <text:s/>24449.</text:p>
      <text:p text:style-name="P4"/>
      <text:p text:style-name="Standard"/>
      <text:p text:style-name="Standard">FUNDAMENTOS</text:p>
      <text:p text:style-name="Standard"/>
      <text:p text:style-name="P7">Expresamos preocupación <text:s/>en referencia al establecimiento educativo Nº 48 Erasmo Obligado, ubicado en el kilómetro 19,500 de la Avenida Ezequiel Bustillo por falta de seguridad vial.</text:p>
      <text:p text:style-name="P7"/>
      <text:p text:style-name="P7">Comprendemos que es una zona de alto riesgo por encontrarse la escuela <text:s/>prácticamente al borde de la ruta y a metros de curvas y contra curvas con escasa visibilidad y de tránsito vehicular continuo, generando un riesgo permanente de accidentes.</text:p>
      <text:p text:style-name="P7"/>
      <text:p text:style-name="P7">Nos encontramos que el lugar no está provisto de cartelería tanto de señalización de “establecimiento a tantos metros” para aminorar la velocidad, como tampoco con otras indicaciones conducentes al ordenamiento del tránsito vehicular y promover la educación y seguridad vial. </text:p>
      <text:p text:style-name="P7"/>
      <text:p text:style-name="P9">Entendiendo la urgente necesidad de alumnos, padres, directivos como también de todas las personas que viven tanto en el lugar como cercanía de él, es <text:s/>solucionar en el menor tiempo posible la problemática referida.</text:p>
      <text:p text:style-name="P8"/>
      <text:p text:style-name="P8"/>
      <text:p text:style-name="P10">AUTORES: Concejales Prof. Edith Garro, Ramón Chiocconi, Alejandro Ramos Mejía (PJ); Arq. Carlos Valeri, Prof. Alfredo Martín (FG); Leandro Lescano (AFSP) y Mauro Gonzalez (PVpC).</text:p>
      <text:p text:style-name="Standard"/>
      <text:p text:style-name="Standard"/>
      <text:p text:style-name="P1"><text:soft-page-break/>El proyecto original Nº 565/14, con las modificaciones introducidas, fue aprobado en la sesión del día 29 de abril de 2014, según consta en el Acta Nº 1017/14. Por ello, en ejercicio de las atribuciones que le otorga el Art. 38 de la Carta Orgánica Municipal,</text:p>
      <text:p text:style-name="P1"/>
      <text:p text:style-name="P1"/>
      <text:p text:style-name="P1">EL CONCEJO MUNICIPAL DE SAN CARLOS DE BARILOCHE</text:p>
      <text:p text:style-name="P1">SANCIONA CON CARÁCTER DE </text:p>
      <text:p text:style-name="P1"/>
      <text:p text:style-name="P1">COMUNICACIÓN 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Standard">Art. <text:s/>1°) </text:p>
          </table:table-cell>
          <table:table-cell table:style-name="Tabla1.A1" office:value-type="string">
            <text:p text:style-name="P8">Se comunica al Poder Ejecutivo Nacional, Poder Ejecutivo Provincial y al Departamento Ejecutivo Municipal, que arbitren <text:s/>las medidas necesarias para ejecutar acciones preventivas destinadas a garantizar la seguridad y protección de los habitantes en el kilómetro 19,500, Avenida Bustillo, Establecimiento Nº 48.</text:p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Standard">Art. <text:s/>2°)</text:p>
          </table:table-cell>
          <table:table-cell table:style-name="Tabla1.A1" office:value-type="string">
            <text:p text:style-name="P8">Se instruye a la Secretaria Legislativa a remitir atenta nota adjuntando la presente.</text:p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Standard">Art. <text:s/>3°) </text:p>
          </table:table-cell>
          <table:table-cell table:style-name="Tabla1.A1" office:value-type="string">
            <text:p text:style-name="Standard"><text:span text:style-name="T4">Comuníquese. Dése a publicidad. Tómese razón. Cumplido, archí</text:span>vese.</text:p>
            <text:p text:style-name="Standard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6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style:font-name="Times New Roman1" fo:font-size="8pt" fo:font-weight="bold" style:font-size-asian="8pt" style:font-weight-asian="bold" style:font-size-complex="8pt"/>
    </style:style>
    <style:style style:name="MT3" style:family="text">
      <style:text-properties fo:font-size="5pt" fo:font-weight="bold" style:font-size-asian="5pt" style:font-weight-asian="bold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5.001cm" fo:margin-left="3cm" fo:margin-right="3.069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2">
      <style:page-layout-properties fo:page-width="21.59cm" fo:page-height="35.56cm" style:num-format="1" style:print-orientation="portrait" fo:margin-top="2.501cm" fo:margin-bottom="5.001cm" fo:margin-left="3cm" fo:margin-right="3cm" style:writing-mode="lr-tb" style:layout-grid-color="#c0c0c0" style:layout-grid-lines="77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char" svg:x="0.298cm" svg:y="0.012cm" svg:width="6.077cm" svg:height="2.288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4"><text:span text:style-name="MT1"><text:s text:c="96"/></text:span><text:span text:style-name="MT3">(Ordenanza 2509-CM-2014)</text:span></text:p>
        <text:p text:style-name="MP5"/>
        <text:p text:style-name="MP6"/>
        <text:p text:style-name="MP7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Nora </dc:creator>
    <dc:date>2014-05-06T13:47:59</dc:date>
    <meta:print-date>2014-05-06T13:43:09</meta:print-date>
    <meta:editing-cycles>6</meta:editing-cycles>
    <meta:editing-duration>P23DT22H11M8S</meta:editing-duration>
    <meta:generator>LibreOffice/3.5$Linux_x86 LibreOffice_project/350m1$Build-2</meta:generator>
    <meta:printed-by>Nora </meta:printed-by>
    <meta:document-statistic meta:table-count="1" meta:image-count="1" meta:object-count="0" meta:page-count="2" meta:paragraph-count="25" meta:word-count="364" meta:character-count="2676" meta:non-whitespace-character-count="2143"/>
    <meta:user-defined meta:name="Información 1"/>
    <meta:user-defined meta:name="Información 2"/>
    <meta:user-defined meta:name="Información 3"/>
    <meta:user-defined meta:name="Información 4"/>
  </office:meta>
</office:document-meta>
</file>